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style:style style:name="T2" style:family="text">
      <style:text-properties style:font-weight-asian="normal" style:font-weight-complex="normal"/>
    </style:style>
    <style:style style:name="T3" style:family="text">
      <style:text-properties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1.3</text:h>
      <text:p text:style-name="Titre_20_3_20_Correctifs">CORRECTIFS</text:p>
      <text:list xml:id="list1234292136063259915" text:style-name="L1">
        <text:list-item>
          <text:p text:style-name="P1"><text:span text:style-name="T1">La liste des établissements n'était pas mise à jour après création d'un nouvel établissement</text:span>.</text:p>
        </text:list-item>
        <text:list-item>
          <text:p text:style-name="P1">La mise à jour ou la suppression d'un établissement restait bloquée sur le bouton "<text:span text:style-name="Source_20_Text">Validation</text:span>".</text:p>
        </text:list-item>
        <text:list-item>
          <text:p text:style-name="P1">Lorsqu'on fermait une fiche sans avoir rien modifié, le message "<text:span text:style-name="T4">Voulez-vous enregistrer les modifications ?</text:span>" se déclenchait malgré tout si le champ <text:span text:style-name="Source_20_Text">Civilité</text:span> n'était pas renseigné.</text:p>
        </text:list-item>
        <text:list-item>
          <text:p text:style-name="P1">On pouvait dans certains cas imprimer une feuille de prélèvement sans avoir enregistré le <text:span text:style-name="Source_20_Text">RIB</text:span> du payeur.</text:p>
        </text:list-item>
        <text:list-item>
          <text:p text:style-name="P1"><text:span text:style-name="T1">L'export de certains scripts n'était pas lisible avec Open Office ou certaines versions d'Excel</text:span>. La présence du mot "ID" (en majuscules) dans la première colonne d'entête entraînait une mauvaise interprétation du tableur. Le problème se posait avec les scripts suivants : <text:line-break/><text:span text:style-name="Source_20_Text">Absences des eleves.js, Groupes actifs.js, Liste des professeurs.js, Suivi des eleves.js</text:span>.</text:p>
        </text:list-item>
        <text:list-item>
          <text:p text:style-name="P1">Lorsqu'on modifiait le numéro de groupe d'une ou de plusieurs échéances dans l'échéancier du groupe (clic droit sur une sélection d'échéances puis <text:span text:style-name="Source_20_Text">Modifier groupe</text:span>), la fenêtre de modification restait ouverte et laissait croire qu'aucune modification n'avait été faite.</text:p>
        </text:list-item>
        <text:list-item>
          <text:p text:style-name="P1">Quand une personne ne disposait pas de photo et que le nom d'une autre photo se terminait par le numéro de cette personne, cette photo était chargée par erreur à l'ouverture de la fiche.</text:p>
        </text:list-item>
      </text:list>
      <text:h text:style-name="Heading_20_3" text:outline-level="3">COMPTABILITÉ</text:h>
      <text:h text:style-name="Heading_20_4" text:outline-level="4">EXPORT ECHEANCIER</text:h>
      <text:p text:style-name="Standard">Une échéance de facturation n'est plus exportable (<text:span text:style-name="T1">hors export CSV</text:span>) si aucune facture n'y est associée.</text:p>
      <text:p text:style-name="Standard"><text:span text:style-name="T1">Rappel</text:span> : une échéance de facturation est une ligne d'échéance dont le règlement est "<text:span text:style-name="Source_20_Text">FAC</text:span>".</text:p>
      <text:h text:style-name="Heading_20_4" text:outline-level="4">PRELEVEMENT</text:h>
      <text:p text:style-name="Standard">Les payeurs dont le RIB ne comporte pas de BIC (Bank Identifier Code) ou dont le BIC est incorrect ne sont plus pris en compte dans le fichier d'export des prélèvements SEPA (<text:span text:style-name="Source_20_Text">Compta -&gt; Prélèvement -&gt; Exporter</text:span>).</text:p>
      <text:p text:style-name="Standard">Une nouvelle option "<text:span text:style-name="Source_20_Text">Inclure les lignes non encaissées</text:span>" est maintenant disponible dans le tranfert des échéances <text:span text:style-name="T1">si vous avez choisi '</text:span><text:span text:style-name="Source_20_Text"><text:span text:style-name="T3">PRL</text:span></text:span><text:span text:style-name="T1">' et coché la case '</text:span><text:span text:style-name="Source_20_Text"><text:span text:style-name="T3">CSV</text:span></text:span><text:span text:style-name="T1">'</text:span> (menus <text:span text:style-name="Source_20_Text">Compta -&gt; Transfert échéancier</text:span>, <text:span text:style-name="Source_20_Text">Compta -&gt; Transfert pièce</text:span>). Cela vous permet de vérifier que toutes les échéances à prélever sont bien encaissées (voir ci-dessous).</text:p>
      <text:p text:style-name="Standard"><text:span text:style-name="T1">L'export </text:span><text:span text:style-name="Source_20_Text"><text:span text:style-name="T3">CSV</text:span></text:span><text:span text:style-name="T1"> des prélèvements</text:span> à partir des menus <text:span text:style-name="Source_20_Text">Compta -&gt; Transfert échéancier</text:span>, <text:span text:style-name="Source_20_Text">Compta -&gt; Transfert pièce</text:span> <text:span text:style-name="T1">inclue maintenant la détection automatique des erreurs</text:span> suivantes :</text:p>
      <text:list xml:id="list2211130105147831977" text:style-name="L2">
        <text:list-item>
          <text:p text:style-name="P2">Echéance non encaissée (si l'option '<text:span text:style-name="Source_20_Text">Inclure les lignes non encaissées</text:span>' a été cochée)</text:p>
        </text:list-item>
        <text:list-item>
          <text:p text:style-name="P2">Payeur sans RIB</text:p>
        </text:list-item>
        <text:list-item>
          <text:p text:style-name="P2">Payeur dont le numéro d'IBAN est incorrect</text:p>
        </text:list-item>
        <text:list-item>
          <text:p text:style-name="P2"><text:soft-page-break/>Payeur dont le RIB ne comporte pas de BIC</text:p>
        </text:list-item>
        <text:list-item>
          <text:p text:style-name="P2">Payeur dont le BIC est incorrect</text:p>
        </text:list-item>
        <text:list-item>
          <text:p text:style-name="P2">Payeur sans mandat SEPA</text:p>
        </text:list-item>
        <text:list-item>
          <text:p text:style-name="P2">Payeur dont le mandat SEPA est périmé</text:p>
        </text:list-item>
      </text:list>
      <text:p text:style-name="Standard">Cela vous permet de vérifier la validité des lignes à prélever avant d'exporter votre fichier d'envoi (<text:span text:style-name="Source_20_Text">Compta -&gt; Prélèvement -&gt; Exporter</text:span>) </text:p>
      <text:h text:style-name="Heading_20_4" text:outline-level="4">ECHEANCIER</text:h>
      <text:p text:style-name="Standard">Une échéance transférée ne peut plus être modifiée que par les personnes dont le profil est "<text:span text:style-name="Source_20_Text">Administrateur</text:span>" ou par les personnes disposant de ce droit spécifique (voir plus bas).</text:p>
      <text:p text:style-name="Standard">La suppression d'une échéance de groupe (après annulation d'une répétition hors délai) n'est autorisée que pour les personnes dont le profil est "<text:span text:style-name="Source_20_Text">Administrateur</text:span>".</text:p>
      <text:p text:style-name="Standard">La suppression automatique d'une échéance (hors carte d'abonnement) est maintenant active en cas d'annulation d'une répétition individuelle. En cas d'annulation hors délai, cette suppression est optionnelle et n'est autorisée par défaut que pour les personnes dont le profil est "<text:span text:style-name="Source_20_Text">Administrateur</text:span>".</text:p>
      <text:p text:style-name="Standard"><text:span text:style-name="T1">Trois nouveaux droits ont été ajoutés</text:span> :</text:p>
      <text:p text:style-name="Standard">- Suppression échéance (OUI par défaut pour les profils <text:span text:style-name="Source_20_Text">Utilisateur</text:span> et <text:span text:style-name="Source_20_Text">Administrateur</text:span>)</text:p>
      <text:p text:style-name="Standard">- Suppression échéance (annulation hors délai) (OUI par défaut pour le profil <text:span text:style-name="Source_20_Text">Administrateur</text:span>)</text:p>
      <text:p text:style-name="Standard">- Modification échéance transférée (OUI par défaut pour le profil <text:span text:style-name="Source_20_Text">Administrateur</text:span>)</text:p>
      <text:h text:style-name="Heading_20_3" text:outline-level="3">PLANNING ADMINISTRATIF</text:h>
      <text:p text:style-name="Standard"><text:span text:style-name="T1">Il est maintenant possible d'ajouter des participants à un rendez-vous/réunion</text:span>.</text:p>
      <text:p text:style-name="Standard">Cliquez sur <text:span text:style-name="Source_20_Text">Ajouter rendez-vous/réunion</text:span> dans le détail d'un planning administratif.</text:p>
      <text:p text:style-name="Standard">Indiquez un horaire et un intitulé. Une boîte de sélection vous permet de choisir les participants. Cette boîte ne contient que les personnes appartenant à la catégorie "<text:span text:style-name="Source_20_Text">Administratif</text:span>".</text:p>
      <text:p text:style-name="Standard"><text:span text:style-name="T1">Rappel</text:span> : pour qu'une personne fasse partie de la catégorie "<text:span text:style-name="Source_20_Text"><text:span text:style-name="T2">Administratif</text:span></text:span>", ouvrez le menu "<text:span text:style-name="Source_20_Text">Options-&gt;Salarié</text:span>" dans sa fiche puis ajoutez-la à cette catégorie en bas de fenêtre.). </text:p>
      <text:p text:style-name="Standard">Cliquez droit sur le nom d'un participant pour le "<text:span text:style-name="Source_20_Text">Supprimer</text:span>" de la réunion.</text:p>
      <text:p text:style-name="Standard">Un rendez-vous/réunion se distingue sur le planning par une plage jaune dont le libellé correspond à l'intitulé de cette réunion.</text:p>
      <text:p text:style-name="Standard">La liste des participants est visible en cliquant sur la séance. Pour le distinguer des autres, le titre de la réunion et le nom de l'organisateur est précédé d'un astérisque. Cliquez sur cette ligne pour modifier le rendez-v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1" svg:font-family="'Times New Roman'" style:font-family-generic="roman"/>
    <style:font-face style:name="DejaVu Sans Condensed1" svg:font-family="'DejaVu Sans Condensed'" style:font-family-generic="swiss"/>
    <style:font-face style:name="DejaVu Sans Mono" svg:font-family="'DejaVu Sans Mono'" style:font-family-generic="modern" style:font-pitch="fixed"/>
    <style:font-face style:name="Ubuntu Condensed" svg:font-family="'Ubuntu Condensed'" style:font-adornments="Normal" style:font-pitch="variable"/>
    <style:font-face style:name="FreeSerif" svg:font-family="FreeSerif" style:font-adornments="нормален"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FreeSerif" fo:font-size="11pt" style:font-name-asian="Times New Roman1" style:font-size-asian="10pt" style:font-name-complex="Times New Roman1"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ffff99" fo:padding="0.049cm" fo:border="0.002cm solid #000000" style:shadow="#808080 0.18cm 0.18cm">
        <style:background-image/>
      </style:paragraph-properties>
      <style:text-properties fo:font-size="12pt" fo:font-style="normal" fo:font-weight="bold" style:font-size-asian="14pt" style:font-style-asian="italic" style:font-weight-asian="bold" style:font-size-complex="14pt" style:font-style-complex="italic" style:font-weight-complex="normal"/>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list-style-name="" style:class="text">
      <style:paragraph-properties fo:background-color="#33cc66">
        <style:background-image/>
      </style:paragraph-properties>
      <style:text-properties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paragraph-properties fo:margin-top="0.21cm" fo:margin-bottom="0.21cm" fo:background-color="transparent" style:shadow="none">
        <style:background-image/>
      </style:paragraph-properties>
      <style:text-properties style:use-window-font-color="tru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101cm" fo:margin-bottom="0.21cm"/>
      <style:text-properties fo:font-size="80%" fo:font-weight="bold" style:font-size-asian="85%" style:font-weight-asian="bold" style:font-size-complex="85%" style:font-weight-complex="bold"/>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9pt" fo:font-weight="bold" style:font-name-asian="DejaVu Sans Mono" style:font-name-complex="DejaVu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7:18:05</meta:creation-date>
    <dc:date>2016-12-05T17:38:01</dc:date>
    <meta:editing-duration>PT41S</meta:editing-duration>
    <meta:editing-cycles>2</meta:editing-cycles>
    <meta:generator>OpenOffice.org/3.4.1$Unix OpenOffice.org_project/341m1$Build-9593</meta:generator>
    <meta:document-statistic meta:table-count="0" meta:image-count="0" meta:object-count="0" meta:page-count="2" meta:paragraph-count="41" meta:word-count="714" meta:character-count="4608"/>
  </office:meta>
</office:document-meta>
</file>